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e08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#</text:span>program for finding greatesr among three numbers:</text:p>
      <text:p text:style-name="Standard"/>
      <text:p text:style-name="Standard">num1=(input("enter num1="))</text:p>
      <text:p text:style-name="Standard">num2=(input("enter num2="))</text:p>
      <text:p text:style-name="Standard">num3=(input("enter num3="))</text:p>
      <text:p text:style-name="Standard">if (num1&gt;num2) and( num1&gt;num3):</text:p>
      <text:p text:style-name="Standard"><text:s text:c="4"/>largest = num1</text:p>
      <text:p text:style-name="Standard">elif (num2&gt;num3) and (num2&gt;num1):</text:p>
      <text:p text:style-name="Standard"><text:s text:c="4"/>largest = num2</text:p>
      <text:p text:style-name="Standard">else:</text:p>
      <text:p text:style-name="Standard"><text:s text:c="4"/>largest = num3</text:p>
      <text:p text:style-name="Standard">print("largest number is",largest) <text:s text:c="3"/></text:p>
      <text:p text:style-name="Standard"/>
      <text:p text:style-name="Standard"/>
      <text:p text:style-name="Standard"/>
      <text:p text:style-name="Standard">runfile('/home/niit/.config/spyder/temp.py', wdir='/home/niit/.config/spyder')</text:p>
      <text:p text:style-name="Standard"/>
      <text:p text:style-name="Standard">enter num1=55</text:p>
      <text:p text:style-name="Standard"/>
      <text:p text:style-name="Standard">enter num2=44</text:p>
      <text:p text:style-name="Standard"/>
      <text:p text:style-name="Standard">enter num3=33</text:p>
      <text:p text:style-name="Standard">('largest number is', 55)</text:p>
      <text:p text:style-name="Standard"/>
      <text:p text:style-name="Standard"/>
      <text:p text:style-name="Standard"># program for simple calculator:</text:p>
      <text:p text:style-name="Standard"/>
      <text:p text:style-name="Standard"/>
      <text:p text:style-name="Standard">print ("to perform addition press 1")</text:p>
      <text:p text:style-name="Standard">print ("to perform sucstraction press 2")</text:p>
      <text:p text:style-name="Standard">print("to perform multiplication press 3")</text:p>
      <text:p text:style-name="Standard">print ("to perform division press 4")</text:p>
      <text:p text:style-name="Standard">i=int(input("enter your choice:"))</text:p>
      <text:p text:style-name="Standard">a=int(input("enter first number:"))</text:p>
      <text:p text:style-name="Standard">b=int(input("enter second number:"))</text:p>
      <text:p text:style-name="Standard">if i==1:</text:p>
      <text:p text:style-name="Standard"><text:s text:c="4"/>print(a+b)</text:p>
      <text:p text:style-name="Standard">elif i==2:</text:p>
      <text:p text:style-name="Standard"><text:s text:c="4"/>print(a-b)</text:p>
      <text:p text:style-name="Standard">elif i==3:</text:p>
      <text:p text:style-name="Standard"><text:s text:c="4"/>print(a*b)</text:p>
      <text:p text:style-name="Standard">else:</text:p>
      <text:p text:style-name="Standard"><text:s text:c="4"/>print(a/b)</text:p>
      <text:p text:style-name="Standard"/>
      <text:p text:style-name="Standard"/>
      <text:p text:style-name="Standard">runfile('/home/niit/.config/spyder/temp.py', wdir='/home/niit/.config/spyder')</text:p>
      <text:p text:style-name="Standard">to perform addition press 1</text:p>
      <text:p text:style-name="Standard">to perform sucstraction press 2</text:p>
      <text:p text:style-name="Standard">to perform multiplication press 3</text:p>
      <text:p text:style-name="Standard"><text:soft-page-break/>to perform division press 4</text:p>
      <text:p text:style-name="Standard"/>
      <text:p text:style-name="Standard">enter your choice:1</text:p>
      <text:p text:style-name="Standard"/>
      <text:p text:style-name="Standard">enter first number:44</text:p>
      <text:p text:style-name="Standard"/>
      <text:p text:style-name="Standard">enter second number:44</text:p>
      <text:p text:style-name="Standard">88</text:p>
      <text:p text:style-name="Standard"/>
      <text:p text:style-name="Standard">runfile('/home/niit/.config/spyder/temp.py', wdir='/home/niit/.config/spyder')</text:p>
      <text:p text:style-name="Standard">to perform addition press 1</text:p>
      <text:p text:style-name="Standard">to perform sucstraction press 2</text:p>
      <text:p text:style-name="Standard">to perform multiplication press 3</text:p>
      <text:p text:style-name="Standard">to perform division press 4</text:p>
      <text:p text:style-name="Standard"/>
      <text:p text:style-name="Standard">enter your choice:3</text:p>
      <text:p text:style-name="Standard"/>
      <text:p text:style-name="Standard">enter first number:45</text:p>
      <text:p text:style-name="Standard"/>
      <text:p text:style-name="Standard">enter second number:2</text:p>
      <text:p text:style-name="Standard">2025</text:p>
      <text:p text:style-name="Standard"/>
      <text:p text:style-name="Standard">runfile('/home/niit/.config/spyder/temp.py', wdir='/home/niit/.config/spyder')</text:p>
      <text:p text:style-name="Standard">to perform addition press 1</text:p>
      <text:p text:style-name="Standard">to perform sucstraction press 2</text:p>
      <text:p text:style-name="Standard">to perform multiplication press 3</text:p>
      <text:p text:style-name="Standard">to perform division press 4</text:p>
      <text:p text:style-name="Standard"/>
      <text:p text:style-name="Standard">enter your choice:3</text:p>
      <text:p text:style-name="Standard"/>
      <text:p text:style-name="Standard">enter first number:30</text:p>
      <text:p text:style-name="Standard"/>
      <text:p text:style-name="Standard">enter second number:2</text:p>
      <text:p text:style-name="Standard">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0:35:45.655126156</meta:creation-date>
    <dc:date>2019-04-13T00:47:24.008455247</dc:date>
    <meta:editing-duration>PT1M8S</meta:editing-duration>
    <meta:editing-cycles>1</meta:editing-cycles>
    <meta:document-statistic meta:table-count="0" meta:image-count="0" meta:object-count="0" meta:page-count="2" meta:paragraph-count="59" meta:word-count="190" meta:character-count="1598" meta:non-whitespace-character-count="1434"/>
    <meta:generator>LibreOffice/6.2.6.2$Linux_X86_64 LibreOffice_project/20$Build-2</meta:generator>
  </office:meta>
</office:document-meta>
</file>